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9999" draw:textarea-horizontal-align="justify" draw:textarea-vertical-align="middle" draw:auto-grow-height="false" fo:min-height="8.813cm" fo:min-width="14.851cm"/>
    </style:style>
    <style:style style:name="gr2" style:family="graphic" style:parent-style-name="standard">
      <style:graphic-properties draw:fill-color="#00ffff" draw:textarea-horizontal-align="justify" draw:textarea-vertical-align="middle" draw:auto-grow-height="false" fo:min-height="8.813cm" fo:min-width="14.851cm"/>
    </style:style>
    <style:style style:name="gr3" style:family="graphic" style:parent-style-name="objectwithoutfill">
      <style:graphic-properties draw:stroke="dash" draw:stroke-dash="Fine_20_Dotted" svg:stroke-width="0.254cm" draw:marker-start-width="0.965cm" draw:marker-end="Rounded_20_short_20_Arrow" draw:marker-end-width="1.016cm" draw:fill="none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draw:stroke="none" draw:fill="none" fo:min-height="6.824cm"/>
    </style:style>
    <style:style style:name="gr5" style:family="graphic" style:parent-style-name="standard">
      <style:graphic-properties draw:stroke="none" draw:fill="none" fo:min-height="4.107cm"/>
    </style:style>
    <style:style style:name="gr6" style:family="graphic" style:parent-style-name="standard">
      <style:graphic-properties draw:stroke="none" draw:fill="none" fo:min-height="4.736cm"/>
    </style:style>
    <style:style style:name="gr7" style:family="graphic" style:parent-style-name="standard">
      <style:graphic-properties draw:stroke="none" draw:fill="none" fo:min-height="3.203cm"/>
    </style:style>
    <style:style style:name="gr8" style:family="graphic" style:parent-style-name="standard">
      <style:graphic-properties draw:stroke="none" draw:fill="none" fo:min-height="2.717cm"/>
    </style:style>
    <style:style style:name="gr9" style:family="graphic" style:parent-style-name="standard">
      <style:graphic-properties draw:stroke="none" draw:fill="none" fo:min-height="3.481cm"/>
    </style:style>
    <style:style style:name="gr10" style:family="graphic" style:parent-style-name="objectwithoutfill">
      <style:graphic-properties draw:stroke="dash" draw:stroke-dash="Fine_20_Dotted" svg:stroke-width="0.254cm" draw:marker-start-width="0.965cm" draw:marker-end="Rounded_20_short_20_Arrow" draw:marker-end-width="0.965cm" draw:fill="none" draw:textarea-vertical-align="middle" fo:padding-top="0.252cm" fo:padding-bottom="0.252cm" fo:padding-left="0.377cm" fo:padding-right="0.377cm"/>
    </style:style>
    <style:style style:name="gr11" style:family="graphic" style:parent-style-name="objectwithoutfill">
      <style:graphic-properties draw:stroke="solid" draw:stroke-dash="Fine_20_Dotted" svg:stroke-width="0.254cm" draw:marker-start-width="0.965cm" draw:marker-end="Rounded_20_short_20_Arrow" draw:marker-end-width="0.965cm" draw:fill="none" draw:textarea-vertical-align="middle" fo:padding-top="0.252cm" fo:padding-bottom="0.252cm" fo:padding-left="0.377cm" fo:padding-right="0.377cm"/>
    </style:style>
    <style:style style:name="P1" style:family="paragraph">
      <style:paragraph-properties fo:text-align="center"/>
    </style:style>
    <style:style style:name="P2" style:family="paragraph">
      <loext:graphic-properties draw:fill-color="#009999"/>
      <style:paragraph-properties fo:text-align="center"/>
      <style:text-properties style:font-name="DejaVu Sans" fo:font-size="120pt" style:font-size-asian="120pt" style:font-size-complex="120pt"/>
    </style:style>
    <style:style style:name="P3" style:family="paragraph">
      <loext:graphic-properties draw:fill-color="#00ffff"/>
      <style:paragraph-properties fo:text-align="center"/>
      <style:text-properties style:font-name="DejaVu Sans" fo:font-size="120pt" style:font-size-asian="120pt" style:font-size-complex="1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DejaVu Sans" fo:font-size="50pt" style:font-size-asian="50pt" style:font-size-complex="50pt"/>
    </style:style>
    <style:style style:name="T1" style:family="text">
      <style:text-properties style:font-name="DejaVu Sans" fo:font-size="120pt" style:font-size-asian="120pt" style:font-size-complex="120pt"/>
    </style:style>
    <style:style style:name="T2" style:family="text">
      <style:text-properties style:font-name="DejaVu Sans"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709cm" svg:height="12.817cm" svg:x="21.467cm" svg:y="0.69cm">
          <text:p text:style-name="P1"><text:span text:style-name="T1">Name</text:span></text:p>
          <text:p text:style-name="P1"><text:span text:style-name="T1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1.709cm" svg:height="12.817cm" svg:x="0.51cm" svg:y="26.034cm">
          <text:p text:style-name="P1"><text:span text:style-name="T1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1.709cm" svg:height="12.817cm" svg:x="42.495cm" svg:y="25.966cm">
          <text:p text:style-name="P1"><text:span text:style-name="T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4" draw:layer="layout" svg:width="18.967cm" svg:height="9.558cm" draw:transform="skewX (0.156032435128293) rotate (1.39521620404427) translate (10.4439999973033cm 25.9709999990714cm)" svg:viewBox="0 0 18968 9559" svg:d="M0 0c11456 0 18968 9559 18968 9559">
          <text:p/>
        </draw:path>
        <draw:frame draw:style-name="gr4" draw:text-style-name="P5" draw:layer="layout" svg:width="12.761cm" svg:height="7.074cm" svg:x="3.392cm" svg:y="13.188cm">
          <draw:text-box>
            <text:p text:style-name="P1"><text:span text:style-name="T2">Register services</text:span></text:p>
          </draw:text-box>
        </draw:frame>
        <draw:frame draw:style-name="gr5" draw:text-style-name="P5" draw:layer="layout" svg:width="10.881cm" svg:height="4.357cm" svg:x="49.695cm" svg:y="13.118cm">
          <draw:text-box>
            <text:p text:style-name="P1"><text:span text:style-name="T2">Request service</text:span></text:p>
          </draw:text-box>
        </draw:frame>
        <draw:frame draw:style-name="gr6" draw:text-style-name="P5" draw:layer="layout" svg:width="10.81cm" svg:height="4.986cm" svg:x="42.107cm" svg:y="17.573cm">
          <draw:text-box>
            <text:p text:style-name="P1"><text:span text:style-name="T2">Service </text:span></text:p>
            <text:p text:style-name="P1"><text:span text:style-name="T2">info</text:span></text:p>
          </draw:text-box>
        </draw:frame>
        <draw:frame draw:style-name="gr7" draw:text-style-name="P5" draw:layer="layout" svg:width="27.589cm" svg:height="3.453cm" svg:x="17.948cm" svg:y="20.986cm">
          <draw:text-box>
            <text:p text:style-name="P1"><text:span text:style-name="T2">Subscribe to service</text:span></text:p>
          </draw:text-box>
        </draw:frame>
        <draw:frame draw:style-name="gr8" draw:text-style-name="P5" draw:layer="layout" svg:width="18.049cm" svg:height="2.967cm" svg:x="23.728cm" svg:y="33.379cm">
          <draw:text-box>
            <text:p text:style-name="P1"><text:span text:style-name="T2">Service data</text:span></text:p>
          </draw:text-box>
        </draw:frame>
        <draw:frame draw:style-name="gr9" draw:text-style-name="P5" draw:layer="layout" svg:width="16.099cm" svg:height="3.731cm" svg:x="24.285cm" svg:y="41.568cm">
          <draw:text-box>
            <text:p text:style-name="P1"><text:span text:style-name="T2">Commands</text:span></text:p>
          </draw:text-box>
        </draw:frame>
        <draw:path draw:style-name="gr3" draw:text-style-name="P4" draw:layer="layout" svg:width="18.965cm" svg:height="9.558cm" draw:transform="skewX (-0.155857902203094) rotate (-1.39521620404427) translate (51.2139612738619cm 6.9872018741671cm)" svg:viewBox="0 0 18966 9559" svg:d="M18966 0c-11456 0-18966 9559-18966 9559">
          <text:p/>
        </draw:path>
        <draw:path draw:style-name="gr3" draw:text-style-name="P4" draw:layer="layout" svg:width="17.016cm" svg:height="8.855cm" draw:transform="skewX (-0.139626340159546) rotate (1.75231056900231) translate (42.4119835355117cm 28.9329219536183cm)" svg:viewBox="0 0 17017 8856" svg:d="M17017 0c-10278 0-17017 8856-17017 8856">
          <text:p/>
        </draw:path>
        <draw:path draw:style-name="gr10" draw:text-style-name="P4" draw:layer="layout" svg:width="18.406cm" svg:height="12.292cm" draw:transform="skewX (0.272620429161514) rotate (2.62898945227906) translate (35.8077274836478cm 36.9044231316304cm)" svg:viewBox="0 0 18407 12293" svg:d="M0 12293c15337-3 18407-12293 18407-12293">
          <text:p/>
        </draw:path>
        <draw:path draw:style-name="gr11" draw:text-style-name="P4" draw:layer="layout" svg:width="14.949cm" svg:height="7.512cm" draw:transform="skewX (0.6464699549387) rotate (-0.349414916249265) translate (29.4003212534947cm 29.8888735740754cm)" svg:viewBox="0 0 14950 7513" svg:d="M0 7513c12457-1 14950-7513 14950-7513">
          <text:p/>
        </draw:path>
        <draw:path draw:style-name="gr11" draw:text-style-name="P4" draw:layer="layout" svg:width="19.649cm" svg:height="11.906cm" draw:transform="skewX (-0.424464074085021) rotate (0.444011761707357) translate (18.5819675303353cm 37.4670154455187cm)" svg:viewBox="0 0 19650 11907" svg:d="M19650 11907c-16372 1-19650-11907-19650-1190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6.04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8T17:31:16.234082963</meta:creation-date>
    <dc:date>2017-12-08T17:58:01.740604431</dc:date>
    <meta:editing-duration>PT5M10S</meta:editing-duration>
    <meta:editing-cycles>3</meta:editing-cycles>
    <meta:generator>LibreOffice/5.1.6.2$Linux_X86_64 LibreOffice_project/10m0$Build-2</meta:generator>
    <meta:document-statistic meta:object-count="15"/>
  </office:meta>
</office:document-meta>
</file>